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727c2" officeooo:paragraph-rsid="001727c2"/>
    </style:style>
    <style:style style:name="P2" style:family="paragraph" style:parent-style-name="Standard" style:list-style-name="L1">
      <style:text-properties officeooo:paragraph-rsid="001727c2"/>
    </style:style>
    <style:style style:name="T1" style:family="text">
      <style:text-properties officeooo:rsid="001727c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17725984542910303" text:style-name="L1">
        <text:list-item>
          <text:p text:style-name="P2"><text:span text:style-name="T1">Videos</text:span></text:p>
        </text:list-item>
        <text:list-item>
          <text:p text:style-name="P1">themes</text:p>
        </text:list-item>
        <text:list-item>
          <text:p text:style-name="P1">material design</text:p>
        </text:list-item>
        <text:list-item>
          <text:p text:style-name="P1">importing from gallery</text:p>
        </text:list-item>
        <text:list-item>
          <text:p text:style-name="P1">cloud storage</text:p>
        </text:list-item>
        <text:list-item>
          <text:p text:style-name="P1">hiding certain photos with a password</text:p>
        </text:list-item>
        <text:list-item>
          <text:p text:style-name="P1">internal edito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2T21:54:28.363898481</meta:creation-date>
    <dc:date>2015-09-22T22:43:28.040820686</dc:date>
    <meta:editing-duration>PT33M49S</meta:editing-duration>
    <meta:editing-cycles>1</meta:editing-cycles>
    <meta:document-statistic meta:table-count="0" meta:image-count="0" meta:object-count="0" meta:page-count="1" meta:paragraph-count="7" meta:word-count="24" meta:character-count="121" meta:non-whitespace-character-count="111"/>
    <meta:generator>LibreOffice/4.2.8.2$Linux_X86_64 LibreOffice_project/420m0$Build-2</meta:generator>
  </office:meta>
</office:document-meta>
</file>